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8.301cm"/>
    </style:style>
    <style:style style:name="co7" style:family="table-column">
      <style:table-column-properties fo:break-before="auto" style:column-width="1.499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fo:font-weight="normal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font-name="Times New Roman" fo:font-weight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Times New Roman" fo:font-weight="normal"/>
    </style:style>
    <style:style style:name="ce9" style:family="table-cell" style:parent-style-name="Default" style:data-style-name="N100">
      <style:table-cell-properties style:vertical-align="top"/>
      <style:text-properties style:font-name="Times New Roman"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Times New Roman" fo:font-weight="normal" style:font-weight-asian="bold" style:font-weight-complex="bold"/>
    </style:style>
    <style:style style:name="ce13" style:family="table-cell" style:parent-style-name="Default">
      <style:text-properties style:font-name="Times New Roman"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7"/>
        <table:table-column table:style-name="co7" table:default-cell-style-name="ce9"/>
        <table:table-column table:style-name="co6" table:default-cell-style-name="ce7"/>
        <table:table-column table:style-name="co6" table:default-cell-style-name="ce13"/>
        <table:table-row table:style-name="ro1">
          <table:table-cell table:style-name="Default" office:value-type="string">
            <text:p>Wf4Ever user requirements – from D2.1</text:p>
          </table:table-cell>
          <table:table-cell table:style-name="Default" table:number-columns-repeated="6"/>
          <table:table-cell table:style-name="ce10"/>
          <table:table-cell table:style-name="Default"/>
        </table:table-row>
        <table:table-row table:style-name="ro1">
          <table:table-cell table:style-name="Default" table:number-columns-repeated="7"/>
          <table:table-cell table:style-name="ce10"/>
          <table:table-cell table:style-name="Default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As a...</text:p>
          </table:table-cell>
          <table:table-cell table:style-name="ce1" office:value-type="string">
            <text:p>I want...</text:p>
          </table:table-cell>
          <table:table-cell table:style-name="ce1" office:value-type="string">
            <text:p>So that...</text:p>
          </table:table-cell>
          <table:table-cell table:style-name="ce1" office:value-type="string">
            <text:p>Benefit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urce</text:p>
          </table:table-cell>
          <table:table-cell table:style-name="ce11" office:value-type="string">
            <text:p>Comment</text:p>
          </table:table-cell>
          <table:table-cell table:style-name="Default"/>
        </table:table-row>
        <table:table-row table:style-name="ro1">
          <table:table-cell table:style-name="ce1" table:number-columns-repeated="4"/>
          <table:table-cell table:style-name="ce1" office:value-type="string">
            <text:p>(for me)</text:p>
          </table:table-cell>
          <table:table-cell table:style-name="ce1" office:value-type="string">
            <text:p>(to all)</text:p>
          </table:table-cell>
          <table:table-cell table:style-name="ce1"/>
          <table:table-cell table:style-name="ce11"/>
          <table:table-cell table:style-name="Default"/>
        </table:table-row>
        <table:table-row table:style-name="ro1">
          <table:table-cell table:style-name="ce2" table:number-columns-repeated="7"/>
          <table:table-cell table:style-name="ce12"/>
          <table:table-cell/>
        </table:table-row>
        <table:table-row table:style-name="ro2">
          <table:table-cell office:value-type="string">
            <text:p>.start</text:p>
          </table:table-cell>
          <table:table-cell table:style-name="ce2" table:number-columns-repeated="6"/>
          <table:table-cell table:style-name="ce12"/>
          <table:table-cell/>
        </table:table-row>
        <table:table-row table:style-name="ro3">
          <table:table-cell office:value-type="string">
            <text:p>UR1.1</text:p>
          </table:table-cell>
          <table:table-cell office:value-type="string">
            <text:p>Creator</text:p>
          </table:table-cell>
          <table:table-cell office:value-type="string">
            <text:p>create workflows </text:p>
          </table:table-cell>
          <table:table-cell office:value-type="string">
            <text:p>I can automate and streamline aspects of my investigation</text:p>
          </table:table-cell>
          <table:table-cell table:number-columns-repeated="2"/>
          <table:table-cell table:style-name="ce3"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2</text:p>
          </table:table-cell>
          <table:table-cell office:value-type="string">
            <text:p>Creator</text:p>
          </table:table-cell>
          <table:table-cell office:value-type="string">
            <text:p>collect data </text:p>
          </table:table-cell>
          <table:table-cell office:value-type="string">
            <text:p>I can conduct an investigation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1.3</text:p>
          </table:table-cell>
          <table:table-cell office:value-type="string">
            <text:p>Creator</text:p>
          </table:table-cell>
          <table:table-cell office:value-type="string">
            <text:p>aggregate existing resources </text:p>
          </table:table-cell>
          <table:table-cell office:value-type="string">
            <text:p>I can conveniently access related resources from a single place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7"/>
          <table:table-cell office:value-type="string">
            <text:p>I can be sure that I have a matching collection of resources</text:p>
          </table:table-cell>
          <table:table-cell table:number-columns-repeated="5"/>
        </table:table-row>
        <table:table-row table:style-name="ro3">
          <table:table-cell office:value-type="string">
            <text:p>UR1.5</text:p>
          </table:table-cell>
          <table:table-cell office:value-type="string">
            <text:p>Creator</text:p>
          </table:table-cell>
          <table:table-cell office:value-type="string">
            <text:p>reference data stored elsewhere</text:p>
          </table:table-cell>
          <table:table-cell office:value-type="string">
            <text:p>I can aggregate data that is larger/more complex/restricted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1.6</text:p>
          </table:table-cell>
          <table:table-cell office:value-type="string">
            <text:p>Creator</text:p>
          </table:table-cell>
          <table:table-cell office:value-type="string">
            <text:p>describe the relationships between aggregated resources </text:p>
          </table:table-cell>
          <table:table-cell office:value-type="string">
            <text:p>other researchers can see how the resources fit together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1.7</text:p>
          </table:table-cell>
          <table:table-cell office:value-type="string">
            <text:p>Creator</text:p>
          </table:table-cell>
          <table:table-cell office:value-type="string">
            <text:p>describe the relationships between aggregated resources</text:p>
          </table:table-cell>
          <table:table-cell office:value-type="string">
            <text:p>I can facilitate the automation of processing of aggregated resource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8</text:p>
          </table:table-cell>
          <table:table-cell office:value-type="string">
            <text:p>Creator</text:p>
          </table:table-cell>
          <table:table-cell office:value-type="string">
            <text:p>be recognised as the creator of an RO </text:p>
          </table:table-cell>
          <table:table-cell office:value-type="string">
            <text:p>I get credit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9</text:p>
          </table:table-cell>
          <table:table-cell office:value-type="string">
            <text:p>Creator</text:p>
          </table:table-cell>
          <table:table-cell office:value-type="string">
            <text:p>assign a persistent URL to an RO</text:p>
          </table:table-cell>
          <table:table-cell office:value-type="string">
            <text:p>I can include the link in my book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10</text:p>
          </table:table-cell>
          <table:table-cell office:value-type="string">
            <text:p>Creator</text:p>
          </table:table-cell>
          <table:table-cell office:value-type="string" table:number-columns-spanned="1" table:number-rows-spanned="2">
            <text:p>record which web services were used by workflow</text:p>
          </table:table-cell>
          <table:table-cell office:value-type="string">
            <text:p>I can track web service change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11</text:p>
          </table:table-cell>
          <table:table-cell office:value-type="string">
            <text:p>Creator</text:p>
          </table:table-cell>
          <table:covered-table-cell table:style-name="ce7"/>
          <table:table-cell office:value-type="string">
            <text:p>I can give citations to external resources used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12</text:p>
          </table:table-cell>
          <table:table-cell office:value-type="string">
            <text:p>Creator</text:p>
          </table:table-cell>
          <table:table-cell office:value-type="string">
            <text:p>embed other’s publications</text:p>
          </table:table-cell>
          <table:table-cell office:value-type="string">
            <text:p>I can later find related reference material/citation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13</text:p>
          </table:table-cell>
          <table:table-cell/>
          <table:table-cell table:style-name="ce7"/>
          <table:table-cell office:value-type="string">
            <text:p>I can get information when designing my experiment</text:p>
          </table:table-cell>
          <table:table-cell table:number-columns-repeated="5"/>
        </table:table-row>
        <table:table-row table:style-name="ro3">
          <table:table-cell office:value-type="string">
            <text:p>UR1.14</text:p>
          </table:table-cell>
          <table:table-cell office:value-type="string">
            <text:p>Creator</text:p>
          </table:table-cell>
          <table:table-cell office:value-type="string">
            <text:p>record notes while designing workflow</text:p>
          </table:table-cell>
          <table:table-cell office:value-type="string">
            <text:p>I can later pick up my thoughts around a part of workflow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1.15</text:p>
          </table:table-cell>
          <table:table-cell office:value-type="string">
            <text:p>Creator</text:p>
          </table:table-cell>
          <table:table-cell table:style-name="ce7"/>
          <table:table-cell office:value-type="string">
            <text:p>I can disseminate reasoning behind my design decisions</text:p>
          </table:table-cell>
          <table:table-cell table:number-columns-repeated="5"/>
        </table:table-row>
        <table:table-row table:style-name="ro3">
          <table:table-cell office:value-type="string">
            <text:p>UR1.16</text:p>
          </table:table-cell>
          <table:table-cell office:value-type="string">
            <text:p>Creator</text:p>
          </table:table-cell>
          <table:table-cell office:value-type="string">
            <text:p>annotate experimental results using semantic models</text:p>
          </table:table-cell>
          <table:table-cell office:value-type="string">
            <text:p>I can find/show links to other, relevant research object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2.1</text:p>
          </table:table-cell>
          <table:table-cell office:value-type="string">
            <text:p>Contributor</text:p>
          </table:table-cell>
          <table:table-cell office:value-type="string">
            <text:p>provide a workflow </text:p>
          </table:table-cell>
          <table:table-cell office:value-type="string">
            <text:p>it can be incorporated or used in an investigation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office:value-type="string">
            <text:p>other researchers can review the processing perform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/>
          <table:table-cell office:value-type="string">
            <text:p>other researchers can repeat the processing performed</text:p>
          </table:table-cell>
          <table:table-cell table:number-columns-repeated="5"/>
        </table:table-row>
        <table:table-row table:style-name="ro2">
          <table:table-cell office:value-type="string">
            <text:p>UR2.4</text:p>
          </table:table-cell>
          <table:table-cell office:value-type="string">
            <text:p>Contributor</text:p>
          </table:table-cell>
          <table:table-cell office:value-type="string">
            <text:p>provide new or updated data/results </text:p>
          </table:table-cell>
          <table:table-cell office:value-type="string">
            <text:p>investigations are up to date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2.5</text:p>
          </table:table-cell>
          <table:table-cell office:value-type="string">
            <text:p>Contributor</text:p>
          </table:table-cell>
          <table:table-cell office:value-type="string">
            <text:p>modify contents </text:p>
          </table:table-cell>
          <table:table-cell office:value-type="string">
            <text:p>I can fix a known error with a workflow or investigation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2.6</text:p>
          </table:table-cell>
          <table:table-cell office:value-type="string">
            <text:p>Contributor</text:p>
          </table:table-cell>
          <table:table-cell office:value-type="string">
            <text:p>be credited for my contributions </text:p>
          </table:table-cell>
          <table:table-cell office:value-type="string">
            <text:p>I get credit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UR2.7</text:p>
          </table:table-cell>
          <table:table-cell office:value-type="string">
            <text:p>Contributor</text:p>
          </table:table-cell>
          <table:table-cell table:style-name="ce4" office:value-type="string">
            <text:p>have access to RO being created by another researcher</text:p>
          </table:table-cell>
          <table:table-cell table:style-name="ce4" office:value-type="string">
            <text:p>I can contribute to shaping the RO before it’s public</text:p>
          </table:table-cell>
          <table:table-cell table:style-name="ce8" table:number-columns-repeated="2"/>
          <table:table-cell office:value-type="string">
            <text:p>D2.1</text:p>
          </table:table-cell>
          <table:table-cell table:style-name="ce8"/>
          <table:table-cell/>
        </table:table-row>
        <table:table-row table:style-name="ro2">
          <table:table-cell table:style-name="ce4" office:value-type="string">
            <text:p>UR3.1</text:p>
          </table:table-cell>
          <table:table-cell table:style-name="ce4" office:value-type="string">
            <text:p>Collaborator</text:p>
          </table:table-cell>
          <table:table-cell table:style-name="ce4" office:value-type="string">
            <text:p>provide content</text:p>
          </table:table-cell>
          <table:table-cell table:style-name="ce4" office:value-type="string">
            <text:p>it can be incorporated or used in an investigation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UR3.2</text:p>
          </table:table-cell>
          <table:table-cell table:style-name="ce4" office:value-type="string">
            <text:p>Collaborator</text:p>
          </table:table-cell>
          <table:table-cell table:style-name="ce8"/>
          <table:table-cell table:style-name="ce4" office:value-type="string">
            <text:p>other researchers can review the processing performed</text:p>
          </table:table-cell>
          <table:table-cell table:number-columns-repeated="5"/>
        </table:table-row>
        <table:table-row table:style-name="ro2">
          <table:table-cell table:style-name="ce4" office:value-type="string">
            <text:p>UR3.3</text:p>
          </table:table-cell>
          <table:table-cell table:style-name="ce4" office:value-type="string">
            <text:p>Collaborator</text:p>
          </table:table-cell>
          <table:table-cell table:style-name="ce8"/>
          <table:table-cell table:style-name="ce4" office:value-type="string">
            <text:p>other researchers can repeat the processing performed</text:p>
          </table:table-cell>
          <table:table-cell table:number-columns-repeated="5"/>
        </table:table-row>
        <table:table-row table:style-name="ro2">
          <table:table-cell office:value-type="string">
            <text:p>UR4.1</text:p>
          </table:table-cell>
          <table:table-cell office:value-type="string">
            <text:p>Reader</text:p>
          </table:table-cell>
          <table:table-cell office:value-type="string">
            <text:p>find relevant materials </text:p>
          </table:table-cell>
          <table:table-cell office:value-type="string">
            <text:p>I can understand the field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4.2</text:p>
          </table:table-cell>
          <table:table-cell office:value-type="string">
            <text:p>Reader</text:p>
          </table:table-cell>
          <table:table-cell office:value-type="string">
            <text:p>browse an overview </text:p>
          </table:table-cell>
          <table:table-cell office:value-type="string">
            <text:p>I can determine whether there is something useful for me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4.3</text:p>
          </table:table-cell>
          <table:table-cell office:value-type="string">
            <text:p>Reader</text:p>
          </table:table-cell>
          <table:table-cell office:value-type="string">
            <text:p>survey the field </text:p>
          </table:table-cell>
          <table:table-cell office:value-type="string">
            <text:p>check whether something has been done before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4.4</text:p>
          </table:table-cell>
          <table:table-cell office:value-type="string">
            <text:p>Reader</text:p>
          </table:table-cell>
          <table:table-cell office:value-type="string">
            <text:p>examine the relationships between resources </text:p>
          </table:table-cell>
          <table:table-cell office:value-type="string">
            <text:p>I can understand the relationships between resource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4.5</text:p>
          </table:table-cell>
          <table:table-cell office:value-type="string">
            <text:p>Reader</text:p>
          </table:table-cell>
          <table:table-cell office:value-type="string">
            <text:p>access data </text:p>
          </table:table-cell>
          <table:table-cell office:value-type="string">
            <text:p>I can look at it and use it for my own purpose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4.6</text:p>
          </table:table-cell>
          <table:table-cell office:value-type="string">
            <text:p>Reader</text:p>
          </table:table-cell>
          <table:table-cell office:value-type="string">
            <text:p>access metadata </text:p>
          </table:table-cell>
          <table:table-cell office:value-type="string">
            <text:p>I can see where data/methods came from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4.7</text:p>
          </table:table-cell>
          <table:table-cell office:value-type="string">
            <text:p>Reader</text:p>
          </table:table-cell>
          <table:table-cell office:value-type="string">
            <text:p>follow the steps taken </text:p>
          </table:table-cell>
          <table:table-cell office:value-type="string">
            <text:p>I can understand the investigative process or method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4.8</text:p>
          </table:table-cell>
          <table:table-cell office:value-type="string">
            <text:p>Reader</text:p>
          </table:table-cell>
          <table:table-cell office:value-type="string">
            <text:p>find workflow by purpose</text:p>
          </table:table-cell>
          <table:table-cell office:value-type="string">
            <text:p>I can investigate different approaches to the same problem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5.1</text:p>
          </table:table-cell>
          <table:table-cell office:value-type="string">
            <text:p>Reviewer</text:p>
          </table:table-cell>
          <table:table-cell office:value-type="string">
            <text:p>rerun an investigation </text:p>
          </table:table-cell>
          <table:table-cell office:value-type="string">
            <text:p>I can validate that the results are as given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5.2</text:p>
          </table:table-cell>
          <table:table-cell office:value-type="string">
            <text:p>Reviewer</text:p>
          </table:table-cell>
          <table:table-cell office:value-type="string">
            <text:p>examine the relationships between resources </text:p>
          </table:table-cell>
          <table:table-cell office:value-type="string">
            <text:p>I can validate those relationship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5.3</text:p>
          </table:table-cell>
          <table:table-cell office:value-type="string">
            <text:p>Reviewer</text:p>
          </table:table-cell>
          <table:table-cell office:value-type="string">
            <text:p>access data </text:p>
          </table:table-cell>
          <table:table-cell office:value-type="string">
            <text:p>I can validate the data used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5.4</text:p>
          </table:table-cell>
          <table:table-cell office:value-type="string">
            <text:p>Reviewer</text:p>
          </table:table-cell>
          <table:table-cell office:value-type="string">
            <text:p>check if external data has changed</text:p>
          </table:table-cell>
          <table:table-cell office:value-type="string">
            <text:p>I can determine if results are still valid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5.5</text:p>
          </table:table-cell>
          <table:table-cell office:value-type="string">
            <text:p>Reviewer</text:p>
          </table:table-cell>
          <table:table-cell office:value-type="string">
            <text:p>follow the steps taken </text:p>
          </table:table-cell>
          <table:table-cell office:value-type="string">
            <text:p>I can validate the investigative process and identify any problem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5.6</text:p>
          </table:table-cell>
          <table:table-cell office:value-type="string">
            <text:p>Reviewer</text:p>
          </table:table-cell>
          <table:table-cell office:value-type="string">
            <text:p>examine the resources </text:p>
          </table:table-cell>
          <table:table-cell office:value-type="string">
            <text:p>I can determine the source of those resource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5.7</text:p>
          </table:table-cell>
          <table:table-cell office:value-type="string">
            <text:p>Reviewer</text:p>
          </table:table-cell>
          <table:table-cell office:value-type="string">
            <text:p>rate content</text:p>
          </table:table-cell>
          <table:table-cell office:value-type="string">
            <text:p>I can recommend materials to colleague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6.1</text:p>
          </table:table-cell>
          <table:table-cell office:value-type="string">
            <text:p>Comparator</text:p>
          </table:table-cell>
          <table:table-cell office:value-type="string">
            <text:p>compare an RO with others </text:p>
          </table:table-cell>
          <table:table-cell office:value-type="string">
            <text:p>I can determine whether the investigation is novel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office:value-type="string">
            <text:p>I can understand the differences between investigations 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/>
          <table:table-cell office:value-type="string">
            <text:p>I can consider reusing it in the future</text:p>
          </table:table-cell>
          <table:table-cell table:number-columns-repeated="5"/>
        </table:table-row>
        <table:table-row table:style-name="ro3">
          <table:table-cell office:value-type="string">
            <text:p>UR7.1</text:p>
          </table:table-cell>
          <table:table-cell office:value-type="string">
            <text:p>Re-user</text:p>
          </table:table-cell>
          <table:table-cell office:value-type="string">
            <text:p>build a new workflow based on an existing one </text:p>
          </table:table-cell>
          <table:table-cell office:value-type="string">
            <text:p>I can do something new with less effort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2</text:p>
          </table:table-cell>
          <table:table-cell office:value-type="string">
            <text:p>Re-user</text:p>
          </table:table-cell>
          <table:table-cell office:value-type="string">
            <text:p>build a new workflow based on an existing one </text:p>
          </table:table-cell>
          <table:table-cell office:value-type="string">
            <text:p>I can use an existing, known, validated methodology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3</text:p>
          </table:table-cell>
          <table:table-cell office:value-type="string">
            <text:p>Re-user</text:p>
          </table:table-cell>
          <table:table-cell office:value-type="string">
            <text:p>build a workflow using components/parts of another workflow</text:p>
          </table:table-cell>
          <table:table-cell office:value-type="string">
            <text:p>I don’t have to investigate how to use a service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4</text:p>
          </table:table-cell>
          <table:table-cell office:value-type="string">
            <text:p>Re-user</text:p>
          </table:table-cell>
          <table:table-cell office:value-type="string">
            <text:p>run an existing workflow with new data </text:p>
          </table:table-cell>
          <table:table-cell office:value-type="string">
            <text:p>I can get new results by using existing procedure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5</text:p>
          </table:table-cell>
          <table:table-cell office:value-type="string">
            <text:p>Re-user</text:p>
          </table:table-cell>
          <table:table-cell office:value-type="string">
            <text:p>rerun parts of a workflow</text:p>
          </table:table-cell>
          <table:table-cell office:value-type="string">
            <text:p>I can avoid re-running long-processing parts of workflow when only some of the data has changed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6</text:p>
          </table:table-cell>
          <table:table-cell office:value-type="string">
            <text:p>Re-user</text:p>
          </table:table-cell>
          <table:table-cell office:value-type="string">
            <text:p>use results from an existing investigation as input to a new one </text:p>
          </table:table-cell>
          <table:table-cell office:value-type="string">
            <text:p>I can build on existing results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office:value-type="string">
            <text:p>UR7.7</text:p>
          </table:table-cell>
          <table:table-cell office:value-type="string">
            <text:p>Re-user</text:p>
          </table:table-cell>
          <table:table-cell office:value-type="string">
            <text:p>use data from an existing investigation as input to a new one </text:p>
          </table:table-cell>
          <table:table-cell office:value-type="string">
            <text:p>I can build on existing data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7.8</text:p>
          </table:table-cell>
          <table:table-cell office:value-type="string">
            <text:p>Re-user</text:p>
          </table:table-cell>
          <table:table-cell office:value-type="string">
            <text:p>see versions of a workflow </text:p>
          </table:table-cell>
          <table:table-cell office:value-type="string">
            <text:p>I can use the latest working version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7"/>
          <table:table-cell office:value-type="string">
            <text:p>I can better understand a workflow by understanding how it has evolved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"/>
          <table:table-cell office:value-type="string">
            <text:p>I can see how the latest version of a workflow differs from an earlier version I may have used</text:p>
          </table:table-cell>
          <table:table-cell table:number-columns-repeated="5"/>
        </table:table-row>
        <table:table-row table:style-name="ro2">
          <table:table-cell office:value-type="string">
            <text:p>UR7.11</text:p>
          </table:table-cell>
          <table:table-cell office:value-type="string">
            <text:p>Re-user</text:p>
          </table:table-cell>
          <table:table-cell office:value-type="string">
            <text:p>extract content</text:p>
          </table:table-cell>
          <table:table-cell office:value-type="string">
            <text:p>I can reuse that content for other investigation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8.1</text:p>
          </table:table-cell>
          <table:table-cell office:value-type="string">
            <text:p>Publisher</text:p>
          </table:table-cell>
          <table:table-cell office:value-type="string">
            <text:p>publish an RO </text:p>
          </table:table-cell>
          <table:table-cell office:value-type="string">
            <text:p>it is available for others to see or use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8.2</text:p>
          </table:table-cell>
          <table:table-cell office:value-type="string">
            <text:p>Publisher</text:p>
          </table:table-cell>
          <table:table-cell office:value-type="string">
            <text:p>provide references to ROs </text:p>
          </table:table-cell>
          <table:table-cell office:value-type="string">
            <text:p>they can be cited (leading to credit) 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8.3</text:p>
          </table:table-cell>
          <table:table-cell office:value-type="string">
            <text:p>Publisher</text:p>
          </table:table-cell>
          <table:table-cell office:value-type="string">
            <text:p>be able to advertise an RO</text:p>
          </table:table-cell>
          <table:table-cell office:value-type="string">
            <text:p>It reaches its target audience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office:value-type="string">
            <text:p>UR8.4</text:p>
          </table:table-cell>
          <table:table-cell office:value-type="string">
            <text:p>Publisher</text:p>
          </table:table-cell>
          <table:table-cell office:value-type="string">
            <text:p>restrict access to parts of RO</text:p>
          </table:table-cell>
          <table:table-cell office:value-type="string">
            <text:p>publication complies with license restrictions</text:p>
          </table:table-cell>
          <table:table-cell table:number-columns-repeated="2"/>
          <table:table-cell office:value-type="string">
            <text:p>D2.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office:value-type="string">
            <text:p>data owners are happy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5" office:value-type="string">
            <text:p>.end</text:p>
          </table:table-cell>
          <table:table-cell table:style-name="ce5"/>
          <table:table-cell table:style-name="ce7" table:number-columns-repeated="2"/>
          <table:table-cell table:number-columns-repeated="2"/>
          <table:table-cell table:style-name="ce7"/>
          <table:table-cell table:number-columns-repeated="2"/>
        </table:table-row>
        <table:table-row table:style-name="ro1" table:number-rows-repeated="10">
          <table:table-cell table:style-name="ce6" table:number-columns-repeated="8"/>
          <table:table-cell table:style-name="Default"/>
        </table:table-row>
        <table:table-row table:style-name="ro1">
          <table:table-cell table:style-name="ce6" table:number-columns-repeated="8"/>
          <table:table-cell table:style-name="Default"/>
        </table:table-row>
      </table:table>
      <table:table table:name="Sheet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/06/2011</text:date>, <text:time>14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ham Klyne</meta:initial-creator>
    <meta:creation-date>2011-06-28T12:38:23</meta:creation-date>
    <dc:date>2011-06-28T14:23:07</dc:date>
    <dc:creator>Graham Klyne</dc:creator>
    <meta:editing-duration>PT00H11M07S</meta:editing-duration>
    <meta:editing-cycles>3</meta:editing-cycles>
    <meta:generator>OpenOffice.org/3.2$Unix OpenOffice.org_project/320m18$Build-9502</meta:generator>
    <meta:document-statistic meta:table-count="4" meta:cell-count="271" meta:object-count="0"/>
  </office:meta>
</office:document-meta>
</file>